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, courier, monospace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justify" style:justify-single-word="false" fo:hyphenation-ladder-count="no-limit" style:page-number="auto"/>
      <style:text-properties officeooo:rsid="002a7556" officeooo:paragraph-rsid="002a7556" fo:hyphenate="true" fo:hyphenation-remain-char-count="2" fo:hyphenation-push-char-count="2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2e4583" fo:hyphenate="true" fo:hyphenation-remain-char-count="2" fo:hyphenation-push-char-count="2"/>
    </style:style>
    <style:style style:name="P3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35545d" fo:hyphenate="true" fo:hyphenation-remain-char-count="2" fo:hyphenation-push-char-count="2"/>
    </style:style>
    <style:style style:name="P4" style:family="paragraph" style:parent-style-name="Heading_20_1">
      <style:text-properties style:font-name="URW Chancery L1" officeooo:paragraph-rsid="001c5b4c"/>
    </style:style>
    <style:style style:name="T1" style:family="text">
      <style:text-properties officeooo:rsid="001c5b4c"/>
    </style:style>
    <style:style style:name="T2" style:family="text">
      <style:text-properties officeooo:rsid="0021cd4e"/>
    </style:style>
    <style:style style:name="T3" style:family="text">
      <style:text-properties officeooo:rsid="0023f02e"/>
    </style:style>
    <style:style style:name="T4" style:family="text">
      <style:text-properties officeooo:rsid="00250993"/>
    </style:style>
    <style:style style:name="T5" style:family="text">
      <style:text-properties officeooo:rsid="0027065d"/>
    </style:style>
    <style:style style:name="T6" style:family="text">
      <style:text-properties officeooo:rsid="002a7556"/>
    </style:style>
    <style:style style:name="T7" style:family="text">
      <style:text-properties officeooo:rsid="002e4583"/>
    </style:style>
    <style:style style:name="T8" style:family="text">
      <style:text-properties fo:font-variant="normal" fo:text-transform="none" fo:color="#000000" style:font-name="courier new" fo:font-size="9.75pt" fo:letter-spacing="normal" fo:font-style="normal" fo:font-weight="normal" officeooo:rsid="0033c326"/>
    </style:style>
    <style:style style:name="T9" style:family="text">
      <style:text-properties officeooo:rsid="00309764"/>
    </style:style>
    <style:style style:name="T10" style:family="text">
      <style:text-properties officeooo:rsid="00311f6b"/>
    </style:style>
    <style:style style:name="T11" style:family="text">
      <style:text-properties officeooo:rsid="0033c326"/>
    </style:style>
    <style:style style:name="T12" style:family="text">
      <style:text-properties officeooo:rsid="0035545d"/>
    </style:style>
    <style:style style:name="T13" style:family="text">
      <style:text-properties officeooo:rsid="003655bc"/>
    </style:style>
    <style:style style:name="T14" style:family="text">
      <style:text-properties officeooo:rsid="00369a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1">2 курс, 3 группа</text:span><text:span text:style-name="T5"> </text:span><text:span text:style-name="T1">(</text:span><text:span text:style-name="T4">2</text:span><text:span text:style-name="T11">8</text:span><text:span text:style-name="T1">.</text:span><text:span text:style-name="T2">0</text:span><text:span text:style-name="T6">2</text:span><text:span text:style-name="T1">.201</text:span><text:span text:style-name="T3">1</text:span><text:span text:style-name="T1">)</text:span></text:h>
      <text:p text:style-name="P1">Решения размещаются в дв<text:span text:style-name="T10">у</text:span>х файлах, h<text:span text:style-name="T11">-файле и</text:span> cpp<text:span text:style-name="T11">-файле</text:span> и демонстрируются в <text:span text:style-name="T11">третьем </text:span>файле main.cpp. <text:span text:style-name="T12">Не забывайте о правилах работы с динамической памятью.</text:span></text:p>
      <text:list xml:id="list664973577" text:style-name="L1">
        <text:list-item>
          <text:p text:style-name="P2"><text:span text:style-name="T7">Определить запись</text:span><text:span text:style-name="T6"> </text:span><text:span text:style-name="T8">Rectangle </text:span><text:span text:style-name="T7">с двумя полями вещественного типа, </text:span><text:span text:style-name="T9">предназначенными для хранения </text:span><text:span text:style-name="T11">длин сторон некоторого прямоугольника</text:span><text:span text:style-name="T7">. </text:span></text:p>
        </text:list-item>
        <text:list-item>
          <text:p text:style-name="P2"><text:span text:style-name="T7">Определить функцию, </text:span><text:span text:style-name="T12">котора</text:span><text:span text:style-name="T14">я</text:span><text:span text:style-name="T12"> по заданному целому числа создаёт в динамической памяти массив прямоугольников со случайными длинами сторон. </text:span></text:p>
        </text:list-item>
        <text:list-item>
          <text:p text:style-name="P3"><text:span text:style-name="T7">Определите функцию, </text:span><text:span text:style-name="T12">которая в</text:span><text:span text:style-name="T7"> массиве </text:span><text:span text:style-name="T12">прямоугольников находит прямоугольник с наименьшей площадью. </text:span><text:span text:style-name="T13">Продемонстрируйте её работу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, courier, monospace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30%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9T00:18:40</meta:creation-date>
    <dc:date>2011-02-28T00:54:57</dc:date>
    <dc:creator>Artem Pelenitsyn</dc:creator>
    <meta:editing-duration>PT02H53M17S</meta:editing-duration>
    <meta:editing-cycles>19</meta:editing-cycles>
    <meta:generator>OpenOffice.org/3.2$Linux OpenOffice.org_project/320m19$Build-9505</meta:generator>
    <meta:document-statistic meta:table-count="0" meta:image-count="0" meta:object-count="0" meta:page-count="1" meta:paragraph-count="5" meta:word-count="76" meta:character-count="584"/>
  </office:meta>
</office:document-meta>
</file>